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72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style="normal" fo:font-weight="bold" style:font-family-asian="'Bookman Old Style'" style:font-family-generic-asian="roman" style:font-pitch-asian="variable" style:font-size-asian="14pt" style:font-style-asian="italic" style:font-weight-asian="bold" style:font-family-complex="'Bookman Old Style'" style:font-family-generic-complex="roman" style:font-pitch-complex="variable" style:font-size-complex="1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Łaską jesteśmy zbawieni</text:span><text:span text:style-name="T1"><text:line-break/></text:span><text:span text:style-name="T1">Z łaski możemy tu stać</text:span><text:span text:style-name="T1"><text:line-break/></text:span><text:span text:style-name="T1">Łaską usprawiedliwieni</text:span><text:span text:style-name="T1"><text:line-break/></text:span><text:span text:style-name="T1">i przez baranka Kr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3" draw:text-style-name="P4" draw:layer="layout" svg:width="28cm" svg:height="21cm" svg:x="0cm" svg:y="-0.001cm" presentation:class="title" presentation:user-transformed="true">
          <draw:text-box>
            <text:p text:style-name="P1"><text:span text:style-name="T1">Wzywasz nas Panie do siebie,</text:span><text:span text:style-name="T1"><text:line-break/></text:span><text:span text:style-name="T1">przed Twój w niebie tron</text:span><text:span text:style-name="T1"><text:line-break/></text:span><text:span text:style-name="T1">My, łaską obdarzeni</text:span><text:span text:style-name="T1"><text:line-break/></text:span><text:span text:style-name="T1">Tobie składamy hołd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6-03-29T14:20:31</meta:creation-date>
    <dc:date>2011-02-22T21:41:23</dc:date>
    <dc:language>pl-PL</dc:language>
    <meta:editing-cycles>14</meta:editing-cycles>
    <meta:editing-duration>PT01H00M52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